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d83b" officeooo:paragraph-rsid="001bd83b"/>
    </style:style>
    <style:style style:name="P2" style:family="paragraph" style:parent-style-name="Standard">
      <style:text-properties officeooo:rsid="001b4dc5" officeooo:paragraph-rsid="001b4dc5"/>
    </style:style>
    <style:style style:name="P3" style:family="paragraph" style:parent-style-name="Standard">
      <style:text-properties officeooo:rsid="001bd83b" officeooo:paragraph-rsid="001bd83b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nd un processus est créé, une table de fichier est créé également. La table de fichier pointe sur des fichiers présents sur le disque que le processus à besoin pour fonctionner</text:p>
      <text:p text:style-name="P2"/>
      <text:p text:style-name="P1"><text:span text:style-name="T1">stat</text:span>() récupère l'état du fichier pointé par <text:span text:style-name="T2">path</text:span> et remplit le tampon <text:span text:style-name="T2">buf</text:span>. </text:p>
      <text:p text:style-name="Text_20_body"><text:span text:style-name="T1">lstat</text:span>() est identique à <text:span text:style-name="T1">stat</text:span>(), sauf que si <text:span text:style-name="T2">path</text:span> est un lien symbolique, il donne l'état du lien lui-même plutôt que celui du fichier visé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10:30.527018091</meta:creation-date>
    <dc:date>2020-01-22T11:16:59.132797320</dc:date>
    <meta:editing-duration>PT4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9" meta:character-count="395" meta:non-whitespace-character-count="327"/>
  </office:meta>
</office:document-meta>
</file>